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2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14">
      <style:table-cell-properties fo:border="thin solid #000000"/>
    </style:style>
    <style:style style:name="ce10" style:family="table-cell" style:parent-style-name="V_237_rgula" style:data-style-name="N36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4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2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fo:border="thin solid #000000" style:vertical-align="automatic" fo:background-color="transparent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e20" style:family="table-cell" style:parent-style-name="Default" style:data-style-name="N37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14">
      <style:table-cell-properties fo:border-top="none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0.0529166666666667cm"/>
    </style:style>
    <style:style style:name="co6" style:family="table-column">
      <style:table-column-properties fo:break-before="auto" style:column-width="0.1058333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" table:default-cell-style-name="ce1"/>
        <table:table-column table:style-name="co1" table:default-cell-style-name="ce1" table:visibility="collapse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4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3" table:style-name="ce21">
            <text:p>Is ± 0.01<text:s/></text:p>
            <text:p>/ A</text:p>
          </table:table-cell>
          <table:covered-table-cell/>
          <table:table-cell office:value-type="float" office:value="0.06" table:style-name="ce2">
            <text:p>0.06</text:p>
          </table:table-cell>
          <table:table-cell office:value-type="float" office:value="0.12" table:style-name="ce2">
            <text:p>0.12</text:p>
          </table:table-cell>
          <table:table-cell office:value-type="float" office:value="0.18" table:style-name="ce2">
            <text:p>0.18</text:p>
          </table:table-cell>
          <table:table-cell office:value-type="float" office:value="0.24" table:style-name="ce2">
            <text:p>0.24</text:p>
          </table:table-cell>
          <table:table-cell office:value-type="float" office:value="0.3" table:style-name="ce2">
            <text:p>0.3</text:p>
          </table:table-cell>
          <table:table-cell office:value-type="float" office:value="0.36" table:style-name="ce2">
            <text:p>0.36</text:p>
          </table:table-cell>
          <table:table-cell office:value-type="float" office:value="0.42" table:style-name="ce2">
            <text:p>0.42</text:p>
          </table:table-cell>
          <table:table-cell office:value-type="float" office:value="0.48" table:style-name="ce2">
            <text:p>0.48</text:p>
          </table:table-cell>
          <table:table-cell office:value-type="float" office:value="0.54" table:style-name="ce2">
            <text:p>0.54</text:p>
          </table:table-cell>
          <table:table-cell office:value-type="float" office:value="0.6" table:style-name="ce3">
            <text:p>0.6</text:p>
          </table:table-cell>
          <table:table-cell table:number-columns-repeated="11" table:style-name="ce1"/>
          <table:table-cell office:value-type="string" table:number-columns-spanned="3" table:number-rows-spanned="1" table:style-name="ce22">
            <text:p>Tabela 1 (Bobine 1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Tabela 2 (Bobine 2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Tabela 3 (B1 + B2)</text:p>
          </table:table-cell>
          <table:covered-table-cell table:number-columns-repeated="2"/>
          <table:table-cell table:style-name="ce4"/>
          <table:table-cell table:style-name="ce5"/>
          <table:table-cell table:number-columns-repeated="16348" table:style-name="ce1"/>
        </table:table-row>
        <table:table-row table:style-name="ro1">
          <table:covered-table-cell/>
          <table:covered-table-cell/>
          <table:table-cell table:number-columns-repeated="9" table:style-name="ce2"/>
          <table:table-cell table:style-name="ce3"/>
          <table:table-cell table:style-name="ce1"/>
          <table:table-cell table:style-name="ce1">
            <draw:frame draw:z-index="2" draw:id="id1" draw:style-name="a1" draw:name="Gráfico 4" svg:x="0.44415in" svg:y="0.105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4">
            <text:p>x ± (0.05)</text:p>
          </table:table-cell>
          <table:table-cell office:value-type="string" table:style-name="ce4">
            <text:p>V<text:span text:style-name="T2">H<text:s/></text:span>± (0.1)</text:p>
          </table:table-cell>
          <table:table-cell office:value-type="string" table:style-name="ce4">
            <text:p>B</text:p>
          </table:table-cell>
          <table:table-cell table:style-name="ce1"/>
          <table:table-cell office:value-type="string" table:style-name="ce5">
            <text:p>x ± (0.05)</text:p>
          </table:table-cell>
          <table:table-cell office:value-type="string" table:style-name="ce5">
            <text:p>V<text:span text:style-name="T2">H<text:s/></text:span>± (0.1)</text:p>
          </table:table-cell>
          <table:table-cell office:value-type="string" table:style-name="ce5">
            <text:p>B</text:p>
          </table:table-cell>
          <table:table-cell table:style-name="ce1"/>
          <table:table-cell office:value-type="string" table:style-name="ce5">
            <text:p>x ± (0.05)</text:p>
          </table:table-cell>
          <table:table-cell office:value-type="string" table:style-name="ce5">
            <text:p>V<text:span text:style-name="T2">H<text:s/></text:span>± (0.1)</text:p>
          </table:table-cell>
          <table:table-cell office:value-type="string" table:style-name="ce6">
            <text:p>B</text:p>
          </table:table-cell>
          <table:table-cell office:value-type="string" table:style-name="ce8">
            <text:p>B(T1)+ B(T2)</text:p>
          </table:table-cell>
          <table:table-cell office:value-type="string" table:style-name="ce24">
            <text:p>% relativo</text:p>
          </table:table-cell>
          <table:table-cell table:number-columns-repeated="16348" table:style-name="ce1"/>
        </table:table-row>
        <table:table-row table:style-name="ro1">
          <table:covered-table-cell/>
          <table:covered-table-cell/>
          <table:table-cell table:number-columns-repeated="9" table:style-name="ce2"/>
          <table:table-cell table:style-name="ce3"/>
          <table:table-cell table:number-columns-repeated="11" table:style-name="ce1"/>
          <table:table-cell office:value-type="float" office:value="0.01" table:style-name="ce7">
            <text:p>0.01</text:p>
          </table:table-cell>
          <table:table-cell office:value-type="float" office:value="2.1" table:style-name="ce4">
            <text:p>2.1</text:p>
          </table:table-cell>
          <table:table-cell office:value-type="float" office:value="5.2395000000000004E-2" table:formula="of:=PRODUCT([.Y5];[.Z25])" table:style-name="ce4">
            <text:p>0.052395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7.7" table:style-name="ce4">
            <text:p>7.7</text:p>
          </table:table-cell>
          <table:table-cell office:value-type="float" office:value="0.19211500000000001" table:formula="of:=PRODUCT([.AC5];[.$Z$25])" table:style-name="ce4">
            <text:p>0.192115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0.24451000000000001" table:formula="of:=PRODUCT([.AG5];[.$Z$25])" table:style-name="ce8">
            <text:p>0.24451</text:p>
          </table:table-cell>
          <table:table-cell office:value-type="float" office:value="0.24451000000000001" table:formula="of:=[.Z5]+[.AD5]" table:style-name="ce4">
            <text:p>0.24451</text:p>
          </table:table-cell>
          <table:table-cell office:value-type="percentage" office:value="0" table:formula="of:=([.AI5]-[.AH5])/[.AH5]" table:style-name="ce23">
            <text:p>0.00%</text:p>
          </table:table-cell>
          <table:table-cell table:style-name="ce1"/>
          <table:table-cell table:style-name="ce25"/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3" table:style-name="ce21">
            <text:p>(VH) ± 0.01</text:p>
            <text:p>/ mV</text:p>
          </table:table-cell>
          <table:covered-table-cell/>
          <table:table-cell office:value-type="float" office:value="1.15E-2" table:style-name="ce10">
            <text:p>0.0115</text:p>
          </table:table-cell>
          <table:table-cell office:value-type="float" office:value="2.1999999999999999E-2" table:style-name="ce11">
            <text:p>0.0220</text:p>
          </table:table-cell>
          <table:table-cell office:value-type="float" office:value="3.1899999999999998E-2" table:style-name="ce11">
            <text:p>0.0319</text:p>
          </table:table-cell>
          <table:table-cell office:value-type="float" office:value="4.2500000000000003E-2" table:style-name="ce11">
            <text:p>0.0425</text:p>
          </table:table-cell>
          <table:table-cell office:value-type="float" office:value="5.33E-2" table:style-name="ce11">
            <text:p>0.0533</text:p>
          </table:table-cell>
          <table:table-cell office:value-type="float" office:value="6.4100000000000004E-2" table:style-name="ce11">
            <text:p>0.0641</text:p>
          </table:table-cell>
          <table:table-cell office:value-type="float" office:value="7.3599999999999999E-2" table:style-name="ce11">
            <text:p>0.0736</text:p>
          </table:table-cell>
          <table:table-cell office:value-type="float" office:value="8.4500000000000006E-2" table:style-name="ce11">
            <text:p>0.0845</text:p>
          </table:table-cell>
          <table:table-cell office:value-type="float" office:value="9.5100000000000004E-2" table:style-name="ce11">
            <text:p>0.0951</text:p>
          </table:table-cell>
          <table:table-cell office:value-type="float" office:value="0.10589999999999999" table:style-name="ce12">
            <text:p>0.1059</text:p>
          </table:table-cell>
          <table:table-cell table:number-columns-repeated="11" table:style-name="ce1"/>
          <table:table-cell office:value-type="float" office:value="0.02" table:style-name="ce7">
            <text:p>0.02</text:p>
          </table:table-cell>
          <table:table-cell office:value-type="float" office:value="2.5" table:style-name="ce4">
            <text:p>2.5</text:p>
          </table:table-cell>
          <table:table-cell office:value-type="float" office:value="6.2375E-2" table:formula="of:=PRODUCT([.Y6];[.Z25])" table:style-name="ce4">
            <text:p>0.062375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0.24451000000000001" table:formula="of:=PRODUCT([.AC6];[.$Z$25])" table:style-name="ce4">
            <text:p>0.2445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1.8" table:style-name="ce4">
            <text:p>11.8</text:p>
          </table:table-cell>
          <table:table-cell office:value-type="float" office:value="0.29441000000000001" table:formula="of:=PRODUCT([.AG6];[.$Z$25])" table:style-name="ce8">
            <text:p>0.29441</text:p>
          </table:table-cell>
          <table:table-cell office:value-type="float" office:value="0.30688500000000002" table:formula="of:=[.Z6]+[.AD6]" table:style-name="ce4">
            <text:p>0.306885</text:p>
          </table:table-cell>
          <table:table-cell office:value-type="percentage" office:value="4.237288135593225E-2" table:formula="of:=([.AI6]-[.AH6])/[.AH6]" table:style-name="ce9">
            <text:p>4.24%</text:p>
          </table:table-cell>
          <table:table-cell table:number-columns-repeated="16348" table:style-name="ce1"/>
        </table:table-row>
        <table:table-row table:style-name="ro1">
          <table:covered-table-cell/>
          <table:covered-table-cell/>
          <table:table-cell table:number-columns-repeated="9" table:style-name="ce2"/>
          <table:table-cell table:style-name="ce3"/>
          <table:table-cell table:number-columns-repeated="11" table:style-name="ce1"/>
          <table:table-cell office:value-type="float" office:value="0.03" table:style-name="ce7">
            <text:p>0.03</text:p>
          </table:table-cell>
          <table:table-cell office:value-type="float" office:value="3.1" table:style-name="ce4">
            <text:p>3.1</text:p>
          </table:table-cell>
          <table:table-cell office:value-type="float" office:value="7.7344999999999997E-2" table:formula="of:=PRODUCT([.Y7];[.Z25])" table:style-name="ce4">
            <text:p>0.077345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float" office:value="12.1" table:style-name="ce4">
            <text:p>12.1</text:p>
          </table:table-cell>
          <table:table-cell office:value-type="float" office:value="0.30189499999999997" table:formula="of:=PRODUCT([.AC7];[.$Z$25])" table:style-name="ce4">
            <text:p>0.301895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float" office:value="14.7" table:style-name="ce4">
            <text:p>14.7</text:p>
          </table:table-cell>
          <table:table-cell office:value-type="float" office:value="0.36676500000000001" table:formula="of:=PRODUCT([.AG7];[.$Z$25])" table:style-name="ce8">
            <text:p>0.366765</text:p>
          </table:table-cell>
          <table:table-cell office:value-type="float" office:value="0.37923999999999997" table:formula="of:=[.Z7]+[.AD7]" table:style-name="ce4">
            <text:p>0.37924</text:p>
          </table:table-cell>
          <table:table-cell office:value-type="percentage" office:value="3.4013605442176756E-2" table:formula="of:=([.AI7]-[.AH7])/[.AH7]" table:style-name="ce9">
            <text:p>3.40%</text:p>
          </table:table-cell>
          <table:table-cell table:style-name="ce1"/>
          <table:table-cell office:value-type="string" table:style-name="ce4">
            <text:p>R</text:p>
          </table:table-cell>
          <table:table-cell office:value-type="string" table:style-name="ce4">
            <text:p>2L</text:p>
          </table:table-cell>
          <table:table-cell office:value-type="string" table:style-name="ce4">
            <text:p>I</text:p>
          </table:table-cell>
          <table:table-cell office:value-type="string" table:style-name="ce13">
            <text:p>N</text:p>
          </table:table-cell>
          <table:table-cell table:number-columns-repeated="16343"/>
        </table:table-row>
        <table:table-row table:style-name="ro1">
          <table:covered-table-cell/>
          <table:covered-table-cell/>
          <table:table-cell table:number-columns-repeated="9" table:style-name="ce2"/>
          <table:table-cell table:style-name="ce3"/>
          <table:table-cell table:number-columns-repeated="11" table:style-name="ce1"/>
          <table:table-cell office:value-type="float" office:value="0.04" table:style-name="ce7">
            <text:p>0.04</text:p>
          </table:table-cell>
          <table:table-cell office:value-type="float" office:value="3.7" table:style-name="ce4">
            <text:p>3.7</text:p>
          </table:table-cell>
          <table:table-cell office:value-type="float" office:value="9.2315000000000008E-2" table:formula="of:=PRODUCT([.Y8];[.Z25])" table:style-name="ce4">
            <text:p>0.092315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14.2" table:style-name="ce4">
            <text:p>14.2</text:p>
          </table:table-cell>
          <table:table-cell office:value-type="float" office:value="0.35428999999999999" table:formula="of:=PRODUCT([.AC8];[.$Z$25])" table:style-name="ce4">
            <text:p>0.35429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17.3" table:style-name="ce4">
            <text:p>17.3</text:p>
          </table:table-cell>
          <table:table-cell office:value-type="float" office:value="0.43163499999999999" table:formula="of:=PRODUCT([.AG8];[.$Z$25])" table:style-name="ce8">
            <text:p>0.431635</text:p>
          </table:table-cell>
          <table:table-cell office:value-type="float" office:value="0.44660500000000003" table:formula="of:=[.Z8]+[.AD8]" table:style-name="ce4">
            <text:p>0.446605</text:p>
          </table:table-cell>
          <table:table-cell office:value-type="percentage" office:value="3.4682080924855585E-2" table:formula="of:=([.AI8]-[.AH8])/[.AH8]" table:style-name="ce9">
            <text:p>3.47%</text:p>
          </table:table-cell>
          <table:table-cell table:style-name="ce1"/>
          <table:table-cell office:value-type="float" office:value="6.5" table:style-name="ce4">
            <text:p>6.5</text:p>
          </table:table-cell>
          <table:table-cell office:value-type="float" office:value="2.5" table:style-name="ce4">
            <text:p>2.5</text:p>
          </table:table-cell>
          <table:table-cell office:value-type="float" office:value="0.5" table:style-name="ce4">
            <text:p>0.5</text:p>
          </table:table-cell>
          <table:table-cell table:number-columns-repeated="16344" table:style-name="ce1"/>
        </table:table-row>
        <table:table-row table:style-name="ro1">
          <table:table-cell table:number-columns-repeated="23" table:style-name="ce1"/>
          <table:table-cell office:value-type="float" office:value="0.05" table:style-name="ce7">
            <text:p>0.05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0.11477" table:formula="of:=PRODUCT([.Y9];[.Z25])" table:style-name="ce4">
            <text:p>0.11477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0.3992" table:formula="of:=PRODUCT([.AC9];[.$Z$25])" table:style-name="ce4">
            <text:p>0.3992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float" office:value="20.100000000000001" table:style-name="ce4">
            <text:p>20.1</text:p>
          </table:table-cell>
          <table:table-cell office:value-type="float" office:value="0.50149500000000002" table:formula="of:=PRODUCT([.AG9];[.$Z$25])" table:style-name="ce8">
            <text:p>0.501495</text:p>
          </table:table-cell>
          <table:table-cell office:value-type="float" office:value="0.51397000000000004" table:formula="of:=[.Z9]+[.AD9]" table:style-name="ce4">
            <text:p>0.51397</text:p>
          </table:table-cell>
          <table:table-cell office:value-type="percentage" office:value="2.4875621890547289E-2" table:formula="of:=([.AI9]-[.AH9])/[.AH9]" table:style-name="ce9">
            <text:p>2.49%</text:p>
          </table:table-cell>
          <table:table-cell table:number-columns-repeated="16348" table:style-name="ce1"/>
        </table:table-row>
        <table:table-row table:style-name="ro1">
          <table:table-cell table:number-columns-repeated="23" table:style-name="ce1"/>
          <table:table-cell office:value-type="float" office:value="0.06" table:style-name="ce14">
            <text:p>0.06</text:p>
          </table:table-cell>
          <table:table-cell office:value-type="float" office:value="5.7" table:style-name="ce5">
            <text:p>5.7</text:p>
          </table:table-cell>
          <table:table-cell office:value-type="float" office:value="0.14221500000000001" table:formula="of:=PRODUCT([.Y10];[.Z25])" table:style-name="ce4">
            <text:p>0.142215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17.2" table:style-name="ce4">
            <text:p>17.2</text:p>
          </table:table-cell>
          <table:table-cell office:value-type="float" office:value="0.42913999999999997" table:formula="of:=PRODUCT([.AC10];[.$Z$25])" table:style-name="ce4">
            <text:p>0.42914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22.6" table:style-name="ce4">
            <text:p>22.6</text:p>
          </table:table-cell>
          <table:table-cell office:value-type="float" office:value="0.56386999999999998" table:formula="of:=PRODUCT([.AG10];[.$Z$25])" table:style-name="ce8">
            <text:p>0.56387</text:p>
          </table:table-cell>
          <table:table-cell office:value-type="float" office:value="0.57135499999999995" table:formula="of:=[.Z10]+[.AD10]" table:style-name="ce4">
            <text:p>0.571355</text:p>
          </table:table-cell>
          <table:table-cell office:value-type="percentage" office:value="1.3274336283185776E-2" table:formula="of:=([.AI10]-[.AH10])/[.AH10]" table:style-name="ce9">
            <text:p>1.33%</text:p>
          </table:table-cell>
          <table:table-cell table:style-name="ce1">
            <draw:frame draw:z-index="1" draw:id="id0" draw:style-name="a0" draw:name="Gráfico 3" svg:x="0.66117in" svg:y="0.026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47" table:style-name="ce1"/>
        </table:table-row>
        <table:table-row table:style-name="ro1">
          <table:table-cell table:number-columns-repeated="23" table:style-name="ce1"/>
          <table:table-cell office:value-type="float" office:value="7.0000000000000007E-2" table:style-name="ce15">
            <text:p>0.07</text:p>
          </table:table-cell>
          <table:table-cell office:value-type="float" office:value="7.3" table:style-name="ce16">
            <text:p>7.3</text:p>
          </table:table-cell>
          <table:table-cell office:value-type="float" office:value="0.18213499999999999" table:formula="of:=PRODUCT([.Y11];[.Z25])" table:style-name="ce4">
            <text:p>0.182135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17.399999999999999" table:style-name="ce4">
            <text:p>17.4</text:p>
          </table:table-cell>
          <table:table-cell office:value-type="float" office:value="0.43412999999999996" table:formula="of:=PRODUCT([.AC11];[.$Z$25])" table:style-name="ce4">
            <text:p>0.43413</text:p>
          </table:table-cell>
          <table:table-cell table:style-name="ce1"/>
          <table:table-cell office:value-type="float" office:value="7" table:style-name="ce16">
            <text:p>7</text:p>
          </table:table-cell>
          <table:table-cell office:value-type="float" office:value="24.2" table:style-name="ce16">
            <text:p>24.2</text:p>
          </table:table-cell>
          <table:table-cell office:value-type="float" office:value="0.60378999999999994" table:formula="of:=PRODUCT([.AG11];[.$Z$25])" table:style-name="ce8">
            <text:p>0.60379</text:p>
          </table:table-cell>
          <table:table-cell office:value-type="float" office:value="0.61626499999999995" table:formula="of:=[.Z11]+[.AD11]" table:style-name="ce4">
            <text:p>0.616265</text:p>
          </table:table-cell>
          <table:table-cell office:value-type="percentage" office:value="2.0661157024793413E-2" table:formula="of:=([.AI11]-[.AH11])/[.AH11]" table:style-name="ce9">
            <text:p>2.07%</text:p>
          </table:table-cell>
          <table:table-cell table:number-columns-repeated="16348" table:style-name="ce1"/>
        </table:table-row>
        <table:table-row table:style-name="ro1">
          <table:table-cell table:number-columns-repeated="23" table:style-name="ce1"/>
          <table:table-cell office:value-type="float" office:value="0.08" table:style-name="ce15">
            <text:p>0.08</text:p>
          </table:table-cell>
          <table:table-cell office:value-type="float" office:value="9.1" table:style-name="ce16">
            <text:p>9.1</text:p>
          </table:table-cell>
          <table:table-cell office:value-type="float" office:value="0.227045" table:formula="of:=PRODUCT([.Y12];[.Z25])" table:style-name="ce4">
            <text:p>0.227045</text:p>
          </table:table-cell>
          <table:table-cell table:style-name="ce1"/>
          <table:table-cell office:value-type="float" office:value="8" table:style-name="ce16">
            <text:p>8</text:p>
          </table:table-cell>
          <table:table-cell office:value-type="float" office:value="16.600000000000001" table:style-name="ce16">
            <text:p>16.6</text:p>
          </table:table-cell>
          <table:table-cell office:value-type="float" office:value="0.41417000000000004" table:formula="of:=PRODUCT([.AC12];[.$Z$25])" table:style-name="ce4">
            <text:p>0.41417</text:p>
          </table:table-cell>
          <table:table-cell table:style-name="ce1"/>
          <table:table-cell office:value-type="float" office:value="8" table:style-name="ce16">
            <text:p>8</text:p>
          </table:table-cell>
          <table:table-cell office:value-type="float" office:value="25.1" table:style-name="ce16">
            <text:p>25.1</text:p>
          </table:table-cell>
          <table:table-cell office:value-type="float" office:value="0.62624500000000005" table:formula="of:=PRODUCT([.AG12];[.$Z$25])" table:style-name="ce8">
            <text:p>0.626245</text:p>
          </table:table-cell>
          <table:table-cell office:value-type="float" office:value="0.64121500000000009" table:formula="of:=[.Z12]+[.AD12]" table:style-name="ce4">
            <text:p>0.641215</text:p>
          </table:table-cell>
          <table:table-cell office:value-type="percentage" office:value="2.390438247011958E-2" table:formula="of:=([.AI12]-[.AH12])/[.AH12]" table:style-name="ce9">
            <text:p>2.39%</text:p>
          </table:table-cell>
          <table:table-cell table:number-columns-repeated="16348" table:style-name="ce1"/>
        </table:table-row>
        <table:table-row table:style-name="ro1">
          <table:table-cell table:number-columns-repeated="23" table:style-name="ce1"/>
          <table:table-cell office:value-type="float" office:value="0.09" table:style-name="ce15">
            <text:p>0.09</text:p>
          </table:table-cell>
          <table:table-cell office:value-type="float" office:value="11.1" table:style-name="ce16">
            <text:p>11.1</text:p>
          </table:table-cell>
          <table:table-cell office:value-type="float" office:value="0.276945" table:formula="of:=PRODUCT([.Y13];[.Z25])" table:style-name="ce4">
            <text:p>0.276945</text:p>
          </table:table-cell>
          <table:table-cell table:style-name="ce1"/>
          <table:table-cell office:value-type="float" office:value="9" table:style-name="ce16">
            <text:p>9</text:p>
          </table:table-cell>
          <table:table-cell office:value-type="float" office:value="14.6" table:style-name="ce16">
            <text:p>14.6</text:p>
          </table:table-cell>
          <table:table-cell office:value-type="float" office:value="0.36426999999999998" table:formula="of:=PRODUCT([.AC13];[.$Z$25])" table:style-name="ce4">
            <text:p>0.36427</text:p>
          </table:table-cell>
          <table:table-cell table:style-name="ce1"/>
          <table:table-cell office:value-type="float" office:value="9" table:style-name="ce16">
            <text:p>9</text:p>
          </table:table-cell>
          <table:table-cell office:value-type="float" office:value="25.4" table:style-name="ce16">
            <text:p>25.4</text:p>
          </table:table-cell>
          <table:table-cell office:value-type="float" office:value="0.63373000000000002" table:formula="of:=PRODUCT([.AG13];[.$Z$25])" table:style-name="ce8">
            <text:p>0.63373</text:p>
          </table:table-cell>
          <table:table-cell office:value-type="float" office:value="0.64121499999999998" table:formula="of:=[.Z13]+[.AD13]" table:style-name="ce4">
            <text:p>0.641215</text:p>
          </table:table-cell>
          <table:table-cell office:value-type="percentage" office:value="1.1811023622047187E-2" table:formula="of:=([.AI13]-[.AH13])/[.AH13]" table:style-name="ce9">
            <text:p>1.18%</text:p>
          </table:table-cell>
          <table:table-cell table:number-columns-repeated="16348" table:style-name="ce1"/>
        </table:table-row>
        <table:table-row table:style-name="ro1">
          <table:table-cell table:number-columns-repeated="23" table:style-name="ce1"/>
          <table:table-cell office:value-type="float" office:value="0.1" table:style-name="ce16">
            <text:p>0.1</text:p>
          </table:table-cell>
          <table:table-cell office:value-type="float" office:value="13.4" table:style-name="ce16">
            <text:p>13.4</text:p>
          </table:table-cell>
          <table:table-cell office:value-type="float" office:value="0.33433000000000002" table:formula="of:=PRODUCT([.Y14];[.Z25])" table:style-name="ce4">
            <text:p>0.33433</text:p>
          </table:table-cell>
          <table:table-cell table:style-name="ce1"/>
          <table:table-cell office:value-type="float" office:value="10" table:style-name="ce16">
            <text:p>10</text:p>
          </table:table-cell>
          <table:table-cell office:value-type="float" office:value="12.4" table:style-name="ce16">
            <text:p>12.4</text:p>
          </table:table-cell>
          <table:table-cell office:value-type="float" office:value="0.30937999999999999" table:formula="of:=PRODUCT([.AC14];[.$Z$25])" table:style-name="ce4">
            <text:p>0.30938</text:p>
          </table:table-cell>
          <table:table-cell table:style-name="ce1"/>
          <table:table-cell office:value-type="float" office:value="10" table:style-name="ce16">
            <text:p>10</text:p>
          </table:table-cell>
          <table:table-cell office:value-type="float" office:value="25.5" table:style-name="ce16">
            <text:p>25.5</text:p>
          </table:table-cell>
          <table:table-cell office:value-type="float" office:value="0.63622500000000004" table:formula="of:=PRODUCT([.AG14];[.$Z$25])" table:style-name="ce8">
            <text:p>0.636225</text:p>
          </table:table-cell>
          <table:table-cell office:value-type="float" office:value="0.64371" table:formula="of:=[.Z14]+[.AD14]" table:style-name="ce4">
            <text:p>0.64371</text:p>
          </table:table-cell>
          <table:table-cell office:value-type="percentage" office:value="1.1764705882352884E-2" table:formula="of:=([.AI14]-[.AH14])/[.AH14]" table:style-name="ce9">
            <text:p>1.18%</text:p>
          </table:table-cell>
          <table:table-cell table:number-columns-repeated="16348" table:style-name="ce1"/>
        </table:table-row>
        <table:table-row table:style-name="ro1">
          <table:table-cell table:number-columns-repeated="23" table:style-name="ce1"/>
          <table:table-cell office:value-type="float" office:value="0.11" table:style-name="ce16">
            <text:p>0.11</text:p>
          </table:table-cell>
          <table:table-cell office:value-type="float" office:value="15.7" table:style-name="ce16">
            <text:p>15.7</text:p>
          </table:table-cell>
          <table:table-cell office:value-type="float" office:value="0.39171499999999998" table:formula="of:=PRODUCT([.Y15];[.Z25])" table:style-name="ce4">
            <text:p>0.391715</text:p>
          </table:table-cell>
          <table:table-cell table:style-name="ce1"/>
          <table:table-cell office:value-type="float" office:value="11" table:style-name="ce16">
            <text:p>11</text:p>
          </table:table-cell>
          <table:table-cell office:value-type="float" office:value="10.4" table:style-name="ce16">
            <text:p>10.4</text:p>
          </table:table-cell>
          <table:table-cell office:value-type="float" office:value="0.25947999999999999" table:formula="of:=PRODUCT([.AC15];[.$Z$25])" table:style-name="ce4">
            <text:p>0.25948</text:p>
          </table:table-cell>
          <table:table-cell table:style-name="ce1"/>
          <table:table-cell office:value-type="float" office:value="11" table:style-name="ce16">
            <text:p>11</text:p>
          </table:table-cell>
          <table:table-cell office:value-type="float" office:value="25.4" table:style-name="ce16">
            <text:p>25.4</text:p>
          </table:table-cell>
          <table:table-cell office:value-type="float" office:value="0.63373000000000002" table:formula="of:=PRODUCT([.AG15];[.$Z$25])" table:style-name="ce8">
            <text:p>0.63373</text:p>
          </table:table-cell>
          <table:table-cell office:value-type="float" office:value="0.65119499999999997" table:formula="of:=[.Z15]+[.AD15]" table:style-name="ce4">
            <text:p>0.651195</text:p>
          </table:table-cell>
          <table:table-cell office:value-type="percentage" office:value="2.755905511811016E-2" table:formula="of:=([.AI15]-[.AH15])/[.AH15]" table:style-name="ce9">
            <text:p>2.76%</text:p>
          </table:table-cell>
          <table:table-cell table:number-columns-repeated="16348" table:style-name="ce1"/>
        </table:table-row>
        <table:table-row table:style-name="ro1">
          <table:table-cell table:number-columns-repeated="5" table:style-name="ce1"/>
          <table:table-cell table:style-name="ce17"/>
          <table:table-cell table:number-columns-repeated="17" table:style-name="ce1"/>
          <table:table-cell office:value-type="float" office:value="0.12" table:style-name="ce16">
            <text:p>0.12</text:p>
          </table:table-cell>
          <table:table-cell office:value-type="float" office:value="17.100000000000001" table:style-name="ce16">
            <text:p>17.1</text:p>
          </table:table-cell>
          <table:table-cell office:value-type="float" office:value="0.42664500000000005" table:formula="of:=PRODUCT([.Y16];[.Z25])" table:style-name="ce4">
            <text:p>0.426645</text:p>
          </table:table-cell>
          <table:table-cell table:style-name="ce1"/>
          <table:table-cell office:value-type="float" office:value="12" table:style-name="ce16">
            <text:p>12</text:p>
          </table:table-cell>
          <table:table-cell office:value-type="float" office:value="8.4" table:style-name="ce16">
            <text:p>8.4</text:p>
          </table:table-cell>
          <table:table-cell office:value-type="float" office:value="0.20958000000000002" table:formula="of:=PRODUCT([.AC16];[.$Z$25])" table:style-name="ce4">
            <text:p>0.20958</text:p>
          </table:table-cell>
          <table:table-cell table:style-name="ce1"/>
          <table:table-cell office:value-type="float" office:value="12" table:style-name="ce16">
            <text:p>12</text:p>
          </table:table-cell>
          <table:table-cell office:value-type="float" office:value="24.8" table:style-name="ce16">
            <text:p>24.8</text:p>
          </table:table-cell>
          <table:table-cell office:value-type="float" office:value="0.61875999999999998" table:formula="of:=PRODUCT([.AG16];[.$Z$25])" table:style-name="ce8">
            <text:p>0.61876</text:p>
          </table:table-cell>
          <table:table-cell office:value-type="float" office:value="0.63622500000000004" table:formula="of:=[.Z16]+[.AD16]" table:style-name="ce4">
            <text:p>0.636225</text:p>
          </table:table-cell>
          <table:table-cell office:value-type="percentage" office:value="2.8225806451613007E-2" table:formula="of:=([.AI16]-[.AH16])/[.AH16]" table:style-name="ce9">
            <text:p>2.82%</text:p>
          </table:table-cell>
          <table:table-cell table:number-columns-repeated="16348" table:style-name="ce1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3" table:style-name="ce16">
            <text:p>0.13</text:p>
          </table:table-cell>
          <table:table-cell office:value-type="float" office:value="17.7" table:style-name="ce16">
            <text:p>17.7</text:p>
          </table:table-cell>
          <table:table-cell office:value-type="float" office:value="0.44161499999999998" table:formula="of:=PRODUCT([.Y17];[.Z25])" table:style-name="ce4">
            <text:p>0.441615</text:p>
          </table:table-cell>
          <table:table-cell table:style-name="ce1"/>
          <table:table-cell office:value-type="float" office:value="13" table:style-name="ce16">
            <text:p>13</text:p>
          </table:table-cell>
          <table:table-cell office:value-type="float" office:value="6.5" table:style-name="ce16">
            <text:p>6.5</text:p>
          </table:table-cell>
          <table:table-cell office:value-type="float" office:value="0.16217500000000001" table:formula="of:=PRODUCT([.AC17];[.$Z$25])" table:style-name="ce4">
            <text:p>0.162175</text:p>
          </table:table-cell>
          <table:table-cell table:style-name="ce1"/>
          <table:table-cell office:value-type="float" office:value="13" table:style-name="ce16">
            <text:p>13</text:p>
          </table:table-cell>
          <table:table-cell office:value-type="float" office:value="24" table:style-name="ce16">
            <text:p>24</text:p>
          </table:table-cell>
          <table:table-cell office:value-type="float" office:value="0.5988" table:formula="of:=PRODUCT([.AG17];[.$Z$25])" table:style-name="ce8">
            <text:p>0.5988</text:p>
          </table:table-cell>
          <table:table-cell office:value-type="float" office:value="0.60379000000000005" table:formula="of:=[.Z17]+[.AD17]" table:style-name="ce4">
            <text:p>0.60379</text:p>
          </table:table-cell>
          <table:table-cell office:value-type="percentage" office:value="8.3333333333334165E-3" table:formula="of:=([.AI17]-[.AH17])/[.AH17]" table:style-name="ce9">
            <text:p>0.83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4000000000000001" table:style-name="ce16">
            <text:p>0.14</text:p>
          </table:table-cell>
          <table:table-cell office:value-type="float" office:value="17.100000000000001" table:style-name="ce16">
            <text:p>17.1</text:p>
          </table:table-cell>
          <table:table-cell office:value-type="float" office:value="0.42664500000000005" table:formula="of:=PRODUCT([.Y18];[.Z25])" table:style-name="ce4">
            <text:p>0.426645</text:p>
          </table:table-cell>
          <table:table-cell table:style-name="ce1"/>
          <table:table-cell office:value-type="float" office:value="14" table:style-name="ce16">
            <text:p>14</text:p>
          </table:table-cell>
          <table:table-cell office:value-type="float" office:value="5.2" table:style-name="ce16">
            <text:p>5.2</text:p>
          </table:table-cell>
          <table:table-cell office:value-type="float" office:value="0.12973999999999999" table:formula="of:=PRODUCT([.AC18];[.$Z$25])" table:style-name="ce4">
            <text:p>0.12974</text:p>
          </table:table-cell>
          <table:table-cell table:style-name="ce1"/>
          <table:table-cell office:value-type="float" office:value="14" table:style-name="ce16">
            <text:p>14</text:p>
          </table:table-cell>
          <table:table-cell office:value-type="float" office:value="22" table:style-name="ce16">
            <text:p>22</text:p>
          </table:table-cell>
          <table:table-cell office:value-type="float" office:value="0.54889999999999994" table:formula="of:=PRODUCT([.AG18];[.$Z$25])" table:style-name="ce8">
            <text:p>0.5489</text:p>
          </table:table-cell>
          <table:table-cell office:value-type="float" office:value="0.55638500000000002" table:formula="of:=[.Z18]+[.AD18]" table:style-name="ce4">
            <text:p>0.556385</text:p>
          </table:table-cell>
          <table:table-cell office:value-type="percentage" office:value="1.3636363636363774E-2" table:formula="of:=([.AI18]-[.AH18])/[.AH18]" table:style-name="ce9">
            <text:p>1.36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5" table:style-name="ce18">
            <text:p>0.15</text:p>
          </table:table-cell>
          <table:table-cell office:value-type="float" office:value="15.7" table:style-name="ce16">
            <text:p>15.7</text:p>
          </table:table-cell>
          <table:table-cell office:value-type="float" office:value="0.39171499999999998" table:formula="of:=PRODUCT([.Y19];[.Z25])" table:style-name="ce4">
            <text:p>0.391715</text:p>
          </table:table-cell>
          <table:table-cell table:style-name="ce1"/>
          <table:table-cell office:value-type="float" office:value="15" table:style-name="ce16">
            <text:p>15</text:p>
          </table:table-cell>
          <table:table-cell office:value-type="float" office:value="4.2" table:style-name="ce16">
            <text:p>4.2</text:p>
          </table:table-cell>
          <table:table-cell office:value-type="float" office:value="0.10479000000000001" table:formula="of:=PRODUCT([.AC19];[.$Z$25])" table:style-name="ce4">
            <text:p>0.10479</text:p>
          </table:table-cell>
          <table:table-cell table:style-name="ce1"/>
          <table:table-cell office:value-type="float" office:value="15" table:style-name="ce18">
            <text:p>15</text:p>
          </table:table-cell>
          <table:table-cell office:value-type="float" office:value="19.600000000000001" table:style-name="ce16">
            <text:p>19.6</text:p>
          </table:table-cell>
          <table:table-cell office:value-type="float" office:value="0.48902000000000001" table:formula="of:=PRODUCT([.AG19];[.$Z$25])" table:style-name="ce8">
            <text:p>0.48902</text:p>
          </table:table-cell>
          <table:table-cell office:value-type="float" office:value="0.49650499999999997" table:formula="of:=[.Z19]+[.AD19]" table:style-name="ce4">
            <text:p>0.496505</text:p>
          </table:table-cell>
          <table:table-cell office:value-type="percentage" office:value="1.5306122448979517E-2" table:formula="of:=([.AI19]-[.AH19])/[.AH19]" table:style-name="ce9">
            <text:p>1.53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6" table:style-name="ce18">
            <text:p>0.16</text:p>
          </table:table-cell>
          <table:table-cell office:value-type="float" office:value="13.6" table:style-name="ce16">
            <text:p>13.6</text:p>
          </table:table-cell>
          <table:table-cell office:value-type="float" office:value="0.33932000000000001" table:formula="of:=PRODUCT([.Y20];[.Z25])" table:style-name="ce4">
            <text:p>0.33932</text:p>
          </table:table-cell>
          <table:table-cell table:style-name="ce1"/>
          <table:table-cell office:value-type="float" office:value="16" table:style-name="ce16">
            <text:p>16</text:p>
          </table:table-cell>
          <table:table-cell office:value-type="float" office:value="3.4" table:style-name="ce16">
            <text:p>3.4</text:p>
          </table:table-cell>
          <table:table-cell office:value-type="float" office:value="8.4830000000000003E-2" table:formula="of:=PRODUCT([.AC20];[.$Z$25])" table:style-name="ce4">
            <text:p>0.08483</text:p>
          </table:table-cell>
          <table:table-cell table:style-name="ce1"/>
          <table:table-cell office:value-type="float" office:value="16" table:style-name="ce18">
            <text:p>16</text:p>
          </table:table-cell>
          <table:table-cell office:value-type="float" office:value="16.899999999999999" table:style-name="ce16">
            <text:p>16.9</text:p>
          </table:table-cell>
          <table:table-cell office:value-type="float" office:value="0.42165499999999995" table:formula="of:=PRODUCT([.AG20];[.$Z$25])" table:style-name="ce8">
            <text:p>0.421655</text:p>
          </table:table-cell>
          <table:table-cell office:value-type="float" office:value="0.42415000000000003" table:formula="of:=[.Z20]+[.AD20]" table:style-name="ce4">
            <text:p>0.42415</text:p>
          </table:table-cell>
          <table:table-cell office:value-type="percentage" office:value="5.917159763313801E-3" table:formula="of:=([.AI20]-[.AH20])/[.AH20]" table:style-name="ce9">
            <text:p>0.59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7" table:style-name="ce18">
            <text:p>0.17</text:p>
          </table:table-cell>
          <table:table-cell office:value-type="float" office:value="11.3" table:style-name="ce16">
            <text:p>11.3</text:p>
          </table:table-cell>
          <table:table-cell office:value-type="float" office:value="0.28193499999999999" table:formula="of:=PRODUCT([.Y21];[.Z25])" table:style-name="ce4">
            <text:p>0.281935</text:p>
          </table:table-cell>
          <table:table-cell table:style-name="ce1"/>
          <table:table-cell office:value-type="float" office:value="17" table:style-name="ce16">
            <text:p>17</text:p>
          </table:table-cell>
          <table:table-cell office:value-type="float" office:value="2.7" table:style-name="ce16">
            <text:p>2.7</text:p>
          </table:table-cell>
          <table:table-cell office:value-type="float" office:value="6.7365000000000008E-2" table:formula="of:=PRODUCT([.AC21];[.$Z$25])" table:style-name="ce4">
            <text:p>0.067365</text:p>
          </table:table-cell>
          <table:table-cell table:style-name="ce1"/>
          <table:table-cell office:value-type="float" office:value="17" table:style-name="ce18">
            <text:p>17</text:p>
          </table:table-cell>
          <table:table-cell office:value-type="float" office:value="13.8" table:style-name="ce16">
            <text:p>13.8</text:p>
          </table:table-cell>
          <table:table-cell office:value-type="float" office:value="0.34431" table:formula="of:=PRODUCT([.AG21];[.$Z$25])" table:style-name="ce8">
            <text:p>0.34431</text:p>
          </table:table-cell>
          <table:table-cell office:value-type="float" office:value="0.3493" table:formula="of:=[.Z21]+[.AD21]" table:style-name="ce4">
            <text:p>0.3493</text:p>
          </table:table-cell>
          <table:table-cell office:value-type="percentage" office:value="1.4492753623188389E-2" table:formula="of:=([.AI21]-[.AH21])/[.AH21]" table:style-name="ce9">
            <text:p>1.45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office:value-type="float" office:value="0.18" table:style-name="ce18">
            <text:p>0.18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0.22953999999999999" table:formula="of:=PRODUCT([.Y22];[.Z25])" table:style-name="ce4">
            <text:p>0.22954</text:p>
          </table:table-cell>
          <table:table-cell table:style-name="ce1"/>
          <table:table-cell office:value-type="float" office:value="18" table:style-name="ce16">
            <text:p>18</text:p>
          </table:table-cell>
          <table:table-cell office:value-type="float" office:value="2.1" table:style-name="ce16">
            <text:p>2.1</text:p>
          </table:table-cell>
          <table:table-cell office:value-type="float" office:value="5.2395000000000004E-2" table:formula="of:=PRODUCT([.AC22];[.$Z$25])" table:style-name="ce4">
            <text:p>0.052395</text:p>
          </table:table-cell>
          <table:table-cell table:style-name="ce1"/>
          <table:table-cell office:value-type="float" office:value="18" table:style-name="ce18">
            <text:p>18</text:p>
          </table:table-cell>
          <table:table-cell office:value-type="float" office:value="11.2" table:style-name="ce16">
            <text:p>11.2</text:p>
          </table:table-cell>
          <table:table-cell office:value-type="float" office:value="0.27943999999999997" table:formula="of:=PRODUCT([.AG22];[.$Z$25])" table:style-name="ce8">
            <text:p>0.27944</text:p>
          </table:table-cell>
          <table:table-cell office:value-type="float" office:value="0.28193499999999999" table:formula="of:=[.Z22]+[.AD22]" table:style-name="ce4">
            <text:p>0.281935</text:p>
          </table:table-cell>
          <table:table-cell office:value-type="percentage" office:value="8.9285714285715183E-3" table:formula="of:=([.AI22]-[.AH22])/[.AH22]" table:style-name="ce9">
            <text:p>0.89%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3467" table:style-name="ce1">
            <text:p>3467</text:p>
          </table:table-cell>
          <table:table-cell table:number-columns-repeated="8" table:style-name="ce1"/>
          <table:table-cell table:style-name="ce19"/>
          <table:table-cell table:number-columns-repeated="4" table:style-name="ce1"/>
          <table:table-cell office:value-type="string" table:style-name="ce1">
            <text:p>x\</text:p>
          </table:table-cell>
          <table:table-cell table:number-columns-repeated="16355" table:style-name="ce1"/>
        </table:table-row>
        <table:table-row table:style-name="ro1">
          <table:table-cell table:number-columns-repeated="5"/>
          <table:table-cell table:number-columns-repeated="18" table:style-name="ce1"/>
          <table:table-cell table:style-name="ce19"/>
          <table:table-cell table:style-name="ce1"/>
          <table:table-cell office:value-type="string" table:style-name="ce2">
            <text:p>Cc</text:p>
          </table:table-cell>
          <table:table-cell table:number-columns-repeated="16358" table:style-name="ce1"/>
        </table:table-row>
        <table:table-row table:style-name="ro1">
          <table:table-cell table:number-columns-repeated="5"/>
          <table:table-cell table:style-name="ce17"/>
          <table:table-cell table:number-columns-repeated="17" table:style-name="ce1"/>
          <table:table-cell table:style-name="ce19"/>
          <table:table-cell table:style-name="ce1"/>
          <table:table-cell office:value-type="float" office:value="2.495E-2" table:style-name="ce20">
            <text:p>0.02495</text:p>
          </table:table-cell>
          <table:table-cell table:number-columns-repeated="16358" table:style-name="ce1"/>
        </table:table-row>
        <table:table-row table:number-rows-repeated="5" table:style-name="ro1">
          <table:table-cell table:number-columns-repeated="5"/>
          <table:table-cell table:style-name="ce17"/>
          <table:table-cell table:number-columns-repeated="17" table:style-name="ce1"/>
          <table:table-cell table:style-name="ce19"/>
          <table:table-cell table:number-columns-repeated="16360" table:style-name="ce1"/>
        </table:table-row>
        <table:table-row table:style-name="ro1">
          <table:table-cell table:number-columns-repeated="5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7" table:style-name="ro1">
          <table:table-cell table:number-columns-repeated="5"/>
          <table:table-cell table:style-name="ce17"/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4" number:min-decimal-places="4" number:min-integer-digits="1"/>
    </number:number-style>
    <number:number-style style:name="N37">
      <number:number number:decimal-places="5" number:min-decimal-places="5" number:min-integer-digits="1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8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Pedro Miguel Cunha</meta:initial-creator>
    <dc:creator>Pedro Cunha</dc:creator>
    <meta:creation-date>2023-11-17T10:32:27Z</meta:creation-date>
    <dc:date>2023-12-06T17:23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o Gráfic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olha1.$Z$5:.$Z$22" chart:class="chart:scatter" chart:attached-axis="primary-y" chart:style-name="G0S0">
            <chart:domain table:cell-range-address="Folha1.$AB$5:.$AB$22"/>
            <chart:data-point chart:repeated="18"/>
          </chart:series>
          <chart:series chart:values-cell-range-address="Folha1.$AD$5:.$AD$22" chart:class="chart:scatter" chart:attached-axis="primary-y" chart:style-name="G0S1">
            <chart:domain table:cell-range-address="Folha1.$AB$5:.$AB$22"/>
            <chart:data-point chart:repeated="18"/>
          </chart:series>
          <chart:series chart:values-cell-range-address="Folha1.$AH$5:.$AH$22" chart:class="chart:scatter" chart:attached-axis="primary-y" chart:style-name="G0S2">
            <chart:domain table:cell-range-address="Folha1.$AF$5:.$AF$22"/>
            <chart:data-point chart:repeated="18"/>
          </chart:series>
          <chart:series chart:values-cell-range-address="Folha1.$AI$5:.$AI$22" chart:class="chart:scatter" chart:attached-axis="primary-y" chart:style-name="G0S3">
            <chart:domain table:cell-range-address="Folha1.$AF$5:.$AF$22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draw:stroke-linejoin="round" svg:stroke-linecap="round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o Gráfic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olha1.$C$6:.$L$6" chart:class="chart:scatter" chart:attached-axis="primary-y" chart:style-name="G0S0">
            <chart:domain table:cell-range-address="Folha1.$C$3:.$L$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style="rect" draw:dots1="1" draw:dots1-length="0.04166in" draw:distance="0in"/>
  </office:styles>
</office:document-styles>
</file>